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465in" fo:margin-left="-0.075in" table:align="left" style:writing-mode="lr-tb"/>
    </style:style>
    <style:style style:name="Table1.A" style:family="table-column">
      <style:table-column-properties style:column-width="2.2125in"/>
    </style:style>
    <style:style style:name="Table1.B" style:family="table-column">
      <style:table-column-properties style:column-width="2.2167in"/>
    </style:style>
    <style:style style:name="Table1.C" style:family="table-column">
      <style:table-column-properties style:column-width="2.21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No_20_Spacing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" style:family="paragraph" style:parent-style-name="No_20_Spacing"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No_20_Spacing">
      <style:paragraph-properties fo:margin-left="0in" fo:margin-right="0in" fo:text-align="justify" style:justify-single-word="false" fo:text-indent="0.4917in" style:auto-text-indent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.5in" fo:margin-right="0in" fo:text-align="center" style:justify-single-word="false" fo:text-indent="0in" style:auto-text-indent="false"/>
    </style:style>
    <style:style style:name="P6" style:family="paragraph" style:parent-style-name="Standard">
      <style:text-properties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8" style:family="paragraph" style:parent-style-name="Standard" style:list-style-name="WW8Num2">
      <style:paragraph-properties fo:margin-left="0.3937in" fo:margin-right="0.0307in" fo:text-align="justify" style:justify-single-word="false" fo:orphans="0" fo:widows="0" fo:text-indent="-0.3937in" style:auto-text-indent="false">
        <style:tab-stops>
          <style:tab-stop style:position="0.1972in"/>
          <style:tab-stop style:position="0.25in"/>
          <style:tab-stop style:position="0.2957in"/>
        </style:tab-stops>
      </style:paragraph-properties>
      <style:text-properties fo:font-size="12pt" style:font-size-asian="12pt"/>
    </style:style>
    <style:style style:name="P9" style:family="paragraph" style:parent-style-name="Standard" style:list-style-name="WW8Num2">
      <style:paragraph-properties fo:margin-top="0.011in" fo:margin-bottom="0in" style:contextual-spacing="false" fo:line-height="101%" fo:text-align="justify" style:justify-single-word="false"/>
      <style:text-properties fo:font-size="12pt" style:font-size-asian="12pt"/>
    </style:style>
    <style:style style:name="P10" style:family="paragraph" style:parent-style-name="Standard">
      <style:paragraph-properties fo:margin-top="0.011in" fo:margin-bottom="0in" style:contextual-spacing="false" fo:line-height="101%" fo:text-align="justify" style:justify-single-word="false"/>
      <style:text-properties fo:font-size="12pt" fo:font-weight="bold" style:font-size-asian="12pt" style:font-weight-asian="bold"/>
    </style:style>
    <style:style style:name="P11" style:family="paragraph" style:parent-style-name="Standard"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 style:font-weight-complex="bold"/>
    </style:style>
    <style:style style:name="P13" style:family="paragraph" style:parent-style-name="Standard">
      <style:paragraph-properties fo:text-align="justify" style:justify-single-word="false" style:snap-to-layout-gri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 style:list-style-name="WW8Num2">
      <style:paragraph-properties fo:margin-left="0.3937in" fo:margin-right="0.0307in" fo:text-align="justify" style:justify-single-word="false" fo:orphans="0" fo:widows="0" fo:text-indent="-0.3937in" style:auto-text-indent="false">
        <style:tab-stops>
          <style:tab-stop style:position="0.1972in"/>
          <style:tab-stop style:position="0.25in"/>
          <style:tab-stop style:position="0.2957in"/>
        </style:tab-stops>
      </style:paragraph-properties>
    </style:style>
    <style:style style:name="P16" style:family="paragraph" style:parent-style-name="Standard" style:list-style-name="WW8Num2">
      <style:paragraph-properties fo:margin-left="0.3937in" fo:margin-right="0.0307in" fo:text-align="justify" style:justify-single-word="false" fo:orphans="0" fo:widows="0" fo:text-indent="-0.3937in" style:auto-text-indent="false">
        <style:tab-stops>
          <style:tab-stop style:position="0.25in"/>
          <style:tab-stop style:position="0.2957in"/>
        </style:tab-stops>
      </style:paragraph-properties>
    </style:style>
    <style:style style:name="P17" style:family="paragraph" style:parent-style-name="Standard">
      <style:paragraph-properties fo:line-height="100%" fo:text-align="justify" style:justify-single-word="false">
        <style:tab-stops>
          <style:tab-stop style:position="0.6252in"/>
        </style:tab-stops>
      </style:paragraph-properties>
    </style:style>
    <style:style style:name="P18" style:family="paragraph" style:parent-style-name="Standard" style:list-style-name="WW8Num2">
      <style:paragraph-properties fo:margin-top="0.011in" fo:margin-bottom="0in" style:contextual-spacing="false" fo:line-height="101%" fo:text-align="justify" style:justify-single-word="false"/>
    </style:style>
    <style:style style:name="T1" style:family="text">
      <style:text-properties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letter-spacing="-0.0016in" style:font-size-asian="12pt"/>
    </style:style>
    <style:style style:name="T6" style:family="text">
      <style:text-properties fo:font-size="12pt" fo:language="en" fo:country="US" style:font-size-asian="12pt"/>
    </style:style>
    <style:style style:name="T7" style:family="text">
      <style:text-properties fo:font-size="12pt" fo:background-color="#ffff00" loext:char-shading-value="0" style:font-size-asian="12pt"/>
    </style:style>
    <style:style style:name="T8" style:family="text">
      <style:text-properties fo:font-size="12pt" fo:background-color="#ffff00" loext:char-shading-value="0" style:font-size-asian="12pt"/>
    </style:style>
    <style:style style:name="T9" style:family="text">
      <style:text-properties style:font-name="Times New Roman" fo:font-size="12pt" style:font-size-asian="12pt" style:font-name-complex="Times New Roman" style:font-size-complex="12pt"/>
    </style:style>
    <style:style style:name="T10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1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Лабораторная работа №5</text:span></text:p>
      <text:p text:style-name="P6"/>
      <text:p text:style-name="P5"><text:span text:style-name="T2">Создание сетевого приложения</text:span></text:p>
      <text:p text:style-name="P1"/>
      <text:p text:style-name="P2"/>
      <text:p text:style-name="P3"><text:span text:style-name="T9">Создать клиент-серверное приложение на основе сокетов (</text:span><text:span text:style-name="T10">java</text:span><text:span text:style-name="T9">.</text:span><text:span text:style-name="T10">net</text:span><text:span text:style-name="T9"> </text:span><text:span text:style-name="T10">api</text:span><text:span text:style-name="T9">).</text:span></text:p>
      <text:p text:style-name="P2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Срок выдачи задания:</text:p>
          </table:table-cell>
          <table:table-cell table:style-name="Table1.A1" office:value-type="string">
            <text:p text:style-name="P14">Срок сдачи задания:</text:p>
          </table:table-cell>
        </table:table-row>
        <table:table-row table:style-name="Table1.1">
          <table:table-cell table:style-name="Table1.A1" office:value-type="string">
            <text:p text:style-name="P14"><text:span text:style-name="T11">12 </text:span>группа</text:p>
          </table:table-cell>
          <table:table-cell table:style-name="Table1.A1" office:value-type="string">
            <text:p text:style-name="P14"><text:span text:style-name="T11">4</text:span>.11.<text:span text:style-name="T11">22</text:span></text:p>
          </table:table-cell>
          <table:table-cell table:style-name="Table1.A1" office:value-type="string">
            <text:p text:style-name="P14"><text:span text:style-name="T11">14</text:span>.<text:span text:style-name="T11">11</text:span>. <text:span text:style-name="T11">22</text:span></text:p>
          </table:table-cell>
        </table:table-row>
        <table:table-row table:style-name="Table1.1">
          <table:table-cell table:style-name="Table1.A1" office:value-type="string">
            <text:p text:style-name="P14">13 группа</text:p>
          </table:table-cell>
          <table:table-cell table:style-name="Table1.A1" office:value-type="string">
            <text:p text:style-name="P14"><text:span text:style-name="T11">4</text:span>.11.<text:span text:style-name="T11">22</text:span></text:p>
          </table:table-cell>
          <table:table-cell table:style-name="Table1.A1" office:value-type="string">
            <text:p text:style-name="P14"><text:span text:style-name="T11">14</text:span>.<text:span text:style-name="T11">11</text:span>. <text:span text:style-name="T11">22</text:span></text:p>
          </table:table-cell>
        </table:table-row>
      </table:table>
      <text:p text:style-name="P14"/>
      <text:p text:style-name="P7">Дата сдачи</text:p>
      <text:p text:style-name="P17"><text:span text:style-name="T3">До указанной даты – коэффициент 1, до 18.11 – коэффициент 0,6, позже – коэффициент 0,4.</text:span></text:p>
      <text:p text:style-name="P10"/>
      <text:list xml:id="list4237160145" text:style-name="WW8Num2">
        <text:list-item>
          <text:p text:style-name="P15"><text:span text:style-name="T3">Клиент посылает через сервер сообщение другому клиенту.</text:span></text:p>
        </text:list-item>
        <text:list-item>
          <text:p text:style-name="P15"><text:span text:style-name="T3">Клиент посылает через сервер сообщение другому клиенту, выбранному из списка.</text:span></text:p>
        </text:list-item>
        <text:list-item>
          <text:p text:style-name="P15"><text:span text:style-name="T5">Чат. Клиент посылает через сервер сообщение, которое получают все клиенты. Список клиентов хранится на сервере в файле.</text:span></text:p>
        </text:list-item>
        <text:list-item>
          <text:p text:style-name="P15"><text:span text:style-name="T3">Клиент при обращении к серверу получает случайно выбранную строку из файла.</text:span></text:p>
        </text:list-item>
        <text:list-item>
          <text:p text:style-name="P15"><text:span text:style-name="T3">Сервер рассылает сообщения выбранным из списка клиентам. Список хранится в файле.</text:span></text:p>
        </text:list-item>
        <text:list-item>
          <text:p text:style-name="P8">Сервер рассылает сообщения в определенное время определенным клиентам.</text:p>
        </text:list-item>
        <text:list-item>
          <text:p text:style-name="P15"><text:span text:style-name="T3">Сервер рассылает сообщения только тем клиентам, которые в настоящий момент находятся в </text:span><text:span text:style-name="T6">on</text:span><text:span text:style-name="T3">-</text:span><text:span text:style-name="T6">line</text:span><text:span text:style-name="T3">.</text:span></text:p>
        </text:list-item>
        <text:list-item>
          <text:p text:style-name="P16"><text:span text:style-name="T3">Чат. Сервер рассылает всем клиентам информацию о клиентах, вошедших в чат и покинувших его.</text:span></text:p>
        </text:list-item>
        <text:list-item>
          <text:p text:style-name="P9">Клиент выбирает изображение из списка и пересылает его другому клиенту через сервер.</text:p>
        </text:list-item>
        <text:list-item>
          <text:p text:style-name="P15"><text:span text:style-name="T3">Клиент посылает через сервер сообщение другому клиенту.</text:span></text:p>
        </text:list-item>
        <text:list-item>
          <text:p text:style-name="P15"><text:span text:style-name="T3">Клиент посылает через сервер сообщение другому клиенту, выбранному из списка.</text:span></text:p>
        </text:list-item>
        <text:list-item>
          <text:p text:style-name="P15"><text:span text:style-name="T5">Чат. Клиент посылает через сервер сообщение, которое получают все клиенты. Список клиентов хранится на сервере в файле.</text:span></text:p>
        </text:list-item>
        <text:list-item>
          <text:p text:style-name="P15"><text:span text:style-name="T3">Клиент при обращении к серверу получает случайно выбранную строку из файла.</text:span></text:p>
        </text:list-item>
        <text:list-item>
          <text:p text:style-name="P15"><text:span text:style-name="T8">Сервер </text:span><text:span text:style-name="T3">рассылает сообщения выбранным из списка клиентам. Список хранится в файле.</text:span></text:p>
        </text:list-item>
        <text:list-item>
          <text:p text:style-name="P8">Сервер рассылает сообщения в определенное время определенным клиентам.</text:p>
        </text:list-item>
        <text:list-item>
          <text:p text:style-name="P15"><text:span text:style-name="T3">Сервер рассылает сообщения только тем клиентам, которые в настоящий момент находятся в </text:span><text:span text:style-name="T6">on</text:span><text:span text:style-name="T3">-</text:span><text:span text:style-name="T6">line</text:span><text:span text:style-name="T3">.</text:span></text:p>
        </text:list-item>
        <text:list-item>
          <text:p text:style-name="P16"><text:span text:style-name="T3">Чат. Сервер рассылает всем клиентам информацию о клиентах, вошедших в чат и покинувших его.</text:span></text:p>
        </text:list-item>
        <text:list-item>
          <text:p text:style-name="P9">Клиент выбирает изображение из списка и пересылает его другому клиенту через сервер.</text:p>
        </text:list-item>
        <text:list-item>
          <text:p text:style-name="P15"><text:span text:style-name="T3">Клиент посылает через сервер сообщение другому клиенту, выбранному из списка.</text:span></text:p>
        </text:list-item>
        <text:list-item>
          <text:p text:style-name="P15"><text:span text:style-name="T5">Чат. Клиент посылает через сервер сообщение, которое получают все клиенты. Список клиентов хранится на сервере в файле.</text:span></text:p>
        </text:list-item>
        <text:list-item>
          <text:p text:style-name="P15"><text:span text:style-name="T3">Клиент при обращении к серверу получает случайно выбранную строку из файла.</text:span></text:p>
        </text:list-item>
        <text:list-item>
          <text:p text:style-name="P18"><text:span text:style-name="T3">Сервер рассылает сообщения определенным клиентам с заданной периодичностью.</text:span></text:p>
        </text:list-item>
        <text:list-item>
          <text:p text:style-name="P18"><text:span text:style-name="T3">Клиент выбирает изображение из списка и пересылает его выбранному клиенту через сервер.</text:span></text:p>
        </text:list-item>
        <text:list-item>
          <text:p text:style-name="P18"><text:soft-page-break/><text:span text:style-name="T3">Сервер рассылает сообщения в определенное время клиентам, выбранным из списка.</text:span></text:p>
        </text:list-item>
        <text:list-item>
          <text:p text:style-name="P18"><text:span text:style-name="T5">Чат. Клиент посылает через сервер сообщение, которое получают клиенты, случайным образом выбранные из списка. Список клиентов хранится на сервере в файле.</text:span></text:p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_20_Spacing" style:display-name="No Spacing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fo:font-weight="normal" style:font-weight-asian="norm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91in" fo:text-indent="-0.2366in" fo:margin-left="0.709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1181in" fo:margin-left="0.118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admin</meta:initial-creator>
    <meta:creation-date>2012-12-02T13:15:00</meta:creation-date>
    <dc:date>2022-11-11T12:46:14.283926899</dc:date>
    <meta:editing-cycles>18</meta:editing-cycles>
    <meta:editing-duration>PT2H54M12S</meta:editing-duration>
    <meta:document-statistic meta:table-count="1" meta:image-count="0" meta:object-count="0" meta:page-count="2" meta:paragraph-count="38" meta:word-count="364" meta:character-count="2530" meta:non-whitespace-character-count="2226"/>
    <meta:generator>LibreOffice/7.3.6.2$Linux_X86_64 LibreOffice_project/30$Build-2</meta:generator>
  </office:meta>
</office:document-meta>
</file>